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G Pagella Math" svg:font-family="'TG Pagel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6cc" draw:fill="solid" draw:fill-color="#0066ff" draw:textarea-horizontal-align="justify" draw:textarea-vertical-align="middle" draw:auto-grow-height="false"/>
    </style:style>
    <style:style style:name="gr2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solid"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cm" fo:min-width="0cm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0cm" fo:min-width="0cm" fo:wrap-option="no-wrap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G Pagella Math" fo:font-size="22pt" style:font-size-asian="22pt" style:font-size-complex="22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TG Pagella Math" fo:font-size="22pt" style:font-size-asian="22pt" style:font-size-complex="22pt"/>
    </style:style>
    <style:style style:name="T3" style:family="text">
      <style:text-properties style:font-name="TG Pagella Math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86cm" svg:height="1.524cm" svg:x="4.826cm" svg:y="4.318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86cm" svg:height="1.524cm" svg:x="9.144cm" svg:y="4.318cm">
          <text:p text:style-name="P1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86cm" svg:height="1.524cm" svg:x="13.716cm" svg:y="4.318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286cm" svg:height="1.524cm" svg:x="18.288cm" svg:y="4.318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9.558cm" svg:height="4.064cm" svg:x="3.302cm" svg:y="11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9.558cm" svg:height="4.064cm" svg:x="3.302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86cm" svg:height="1.524cm" svg:x="4.826cm" svg:y="12.068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86cm" svg:height="1.524cm" svg:x="13.97cm" svg:y="12.068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286cm" svg:height="1.524cm" svg:x="18.542cm" svg:y="12.068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112cm" svg:y1="5.08cm" svg:x2="9.144cm" svg:y2="5.08cm">
          <text:p/>
        </draw:line>
        <draw:line draw:style-name="gr6" draw:text-style-name="P1" draw:layer="layout" svg:x1="11.43cm" svg:y1="5.08cm" svg:x2="13.716cm" svg:y2="5.08cm">
          <text:p/>
        </draw:line>
        <draw:line draw:style-name="gr6" draw:text-style-name="P1" draw:layer="layout" svg:x1="16.002cm" svg:y1="5.08cm" svg:x2="18.288cm" svg:y2="5.08cm">
          <text:p/>
        </draw:line>
        <draw:line draw:style-name="gr6" draw:text-style-name="P1" draw:layer="layout" svg:x1="7.112cm" svg:y1="12.83cm" svg:x2="13.97cm" svg:y2="12.83cm">
          <text:p/>
        </draw:line>
        <draw:line draw:style-name="gr6" draw:text-style-name="P1" draw:layer="layout" svg:x1="16.256cm" svg:y1="12.83cm" svg:x2="18.542cm" svg:y2="12.83cm">
          <text:p/>
        </draw:line>
        <draw:frame draw:style-name="gr7" draw:layer="layout" svg:width="0.82cm" svg:height="0.962cm" svg:x="7.62cm" svg:y="4.318cm">
          <draw:text-box>
            <text:p><text:span text:style-name="T1">λ</text:span></text:p>
          </draw:text-box>
        </draw:frame>
        <draw:frame draw:style-name="gr7" draw:layer="layout" svg:width="0.858cm" svg:height="0.962cm" svg:x="11.938cm" svg:y="4.318cm">
          <draw:text-box>
            <text:p><text:span text:style-name="T1">δ</text:span></text:p>
          </draw:text-box>
        </draw:frame>
        <draw:frame draw:style-name="gr7" draw:layer="layout" svg:width="0.82cm" svg:height="0.962cm" svg:x="16.764cm" svg:y="4.318cm">
          <draw:text-box>
            <text:p><text:span text:style-name="T1">γ</text:span></text:p>
          </draw:text-box>
        </draw:frame>
        <draw:line draw:style-name="gr8" draw:text-style-name="P1" draw:layer="layout" svg:x1="12.446cm" svg:y1="7.366cm" svg:x2="12.446cm" svg:y2="11.052cm">
          <text:p/>
        </draw:line>
        <draw:frame draw:style-name="gr9" draw:text-style-name="P2" draw:layer="layout" svg:width="5.302cm" svg:height="4.03cm" svg:x="12.829cm" svg:y="7.874cm">
          <draw:text-box>
            <text:p text:style-name="P2"><text:span text:style-name="T2">If </text:span><text:span text:style-name="T3">δ=infinitive</text:span></text:p>
          </draw:text-box>
        </draw:frame>
        <draw:custom-shape draw:style-name="gr10" draw:text-style-name="P1" draw:layer="layout" svg:width="5.08cm" svg:height="1.524cm" svg:x="21.082cm" svg:y="1.016cm">
          <text:p text:style-name="P1">SEIR model</text:p>
          <draw:enhanced-geometry svg:viewBox="0 0 21600 21600" draw:glue-points="10800 0 3160 3160 0 10800 3160 18440 10800 21600 18440 18440 21600 10800 18440 3160 ?f14 ?f15" draw:text-areas="3200 3200 18400 18400" draw:type="round-callout" draw:modifiers="4467.93938201142 32902.81967213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" draw:layer="layout" svg:width="5.08cm" svg:height="1.524cm" svg:x="21.336cm" svg:y="9.02cm">
          <text:p text:style-name="P1">SIR model</text:p>
          <draw:enhanced-geometry svg:viewBox="0 0 21600 21600" draw:glue-points="10800 0 3160 3160 0 10800 3160 18440 10800 21600 18440 18440 21600 10800 18440 3160 ?f14 ?f15" draw:text-areas="3200 3200 18400 18400" draw:type="round-callout" draw:modifiers="4467.93938201142 32902.81967213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G Pagella Math" svg:font-family="'TG Pagel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4:43:48.096485120</meta:creation-date>
    <dc:date>2016-06-15T15:41:57.531217898</dc:date>
    <meta:editing-duration>PT43M9S</meta:editing-duration>
    <meta:editing-cycles>1</meta:editing-cycles>
    <meta:document-statistic meta:object-count="44"/>
    <meta:generator>LibreOffice/4.2.8.2$Linux_X86_64 LibreOffice_project/420m0$Build-2</meta:generator>
  </office:meta>
</office:document-meta>
</file>